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9.81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125.29pt"/>
    </style:style>
    <style:style style:name="co9" style:family="table-column">
      <style:table-column-properties fo:break-before="auto" style:column-width="204.01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35.74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107.09pt"/>
    </style:style>
    <style:style style:name="co15" style:family="table-column">
      <style:table-column-properties fo:break-before="auto" style:column-width="230.6pt"/>
    </style:style>
    <style:style style:name="co16" style:family="table-column">
      <style:table-column-properties fo:break-before="auto" style:column-width="107.35pt"/>
    </style:style>
    <style:style style:name="co1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ff33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transparen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cccccc"/>
      <style:text-properties fo:color="#ff6600" fo:font-weight="bold" style:font-weight-asian="bold" style:font-weight-complex="bold"/>
    </style:style>
    <style:style style:name="ce12" style:family="table-cell" style:parent-style-name="Default">
      <style:text-properties fo:color="#ff3300"/>
    </style:style>
    <style:style style:name="ce1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piAutonomousC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ce5"/>
        <table:table-column table:style-name="co5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otal Price per kit (without Pi):</text:p>
          </table:table-cell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2">
          <table:table-cell table:style-name="ce1"/>
          <table:table-cell table:style-name="ce4"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2" office:value-type="string" calcext:value-type="string">
            <text:p>Pos</text:p>
          </table:table-cell>
          <table:table-cell table:style-name="ce2" table:number-columns-repeated="2"/>
          <table:table-cell table:style-name="ce7" office:value-type="string" calcext:value-type="string">
            <text:p>factor</text:p>
          </table:table-cell>
          <table:table-cell table:style-name="ce7" office:value-type="string" calcext:value-type="string">
            <text:p>Order price</text:p>
          </table:table-cell>
          <table:table-cell table:style-name="ce7" office:value-type="string" calcext:value-type="string">
            <text:p>subtotal</text:p>
          </table:table-cell>
          <table:table-cell table:style-name="ce2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igikey order</text:p>
          </table:table-cell>
          <table:table-cell/>
          <table:table-cell table:formula="of:=[Digikey_Order.I15]*6/[Digikey_Order.F15]" office:value-type="float" office:value="0.757778685177624" calcext:value-type="float">
            <text:p>0.76</text:p>
          </table:table-cell>
          <table:table-cell table:formula="of:=[Digikey_Order.F15]" office:value-type="float" office:value="58.2862" calcext:value-type="float">
            <text:p>58.29</text:p>
          </table:table-cell>
          <table:table-cell table:formula="of:=[.D5]*[.E5]/6" office:value-type="float" office:value="7.36134" calcext:value-type="float">
            <text:p>7.36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reichelt order</text:p>
          </table:table-cell>
          <table:table-cell/>
          <table:table-cell table:formula="of:=[Reichelt_Order.H14]*6/[Reichelt_Order.E14]" office:value-type="float" office:value="0.795126146788991" calcext:value-type="float">
            <text:p>0.80</text:p>
          </table:table-cell>
          <table:table-cell table:formula="of:=[Reichelt_Order.E14]" office:value-type="float" office:value="34.88" calcext:value-type="float">
            <text:p>34.88</text:p>
          </table:table-cell>
          <table:table-cell table:formula="of:=[.D6]*[.E6]/6" office:value-type="float" office:value="4.62233333333333" calcext:value-type="float">
            <text:p>4.62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arnell order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Farnell_Order.E14]" office:value-type="float" office:value="27.92" calcext:value-type="float">
            <text:p>27.92</text:p>
          </table:table-cell>
          <table:table-cell table:formula="of:=[.D7]*[.E7]/6" office:value-type="float" office:value="4.65333333333333" calcext:value-type="float">
            <text:p>4.65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PCB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64.31" calcext:value-type="float">
            <text:p>64.31</text:p>
          </table:table-cell>
          <table:table-cell table:formula="of:=[.D8]*[.E8]" office:value-type="float" office:value="6.431" calcext:value-type="float">
            <text:p>6.43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Mechanic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2.95" calcext:value-type="float">
            <text:p>12.95</text:p>
          </table:table-cell>
          <table:table-cell table:formula="of:=[.D9]*[.E9]" office:value-type="float" office:value="12.95" calcext:value-type="float">
            <text:p>12.95</text:p>
          </table:table-cell>
          <table:table-cell office:value-type="string" calcext:value-type="string">
            <text:p>https://www.amazon.de/gp/product/B01FTVHBME/ref=oh_aui_detailpage_o00_s00?ie=UTF8&amp;psc=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ensors &amp; actuators</text:p>
          </table:table-cell>
          <table:table-cell table:number-columns-repeated="1022"/>
        </table:table-row>
        <table:table-row table:style-name="ro1">
          <table:table-cell table:style-name="ce2"/>
          <table:table-cell/>
          <table:table-cell office:value-type="string" calcext:value-type="string">
            <text:p>servo motor</text:p>
          </table:table-cell>
          <table:table-cell office:value-type="float" office:value="1" calcext:value-type="float">
            <text:p>1.00</text:p>
          </table:table-cell>
          <table:table-cell office:value-type="float" office:value="1.6" calcext:value-type="float">
            <text:p>1.60</text:p>
          </table:table-cell>
          <table:table-cell table:formula="of:=[.D11]*[.E11]" office:value-type="float" office:value="1.6" calcext:value-type="float">
            <text:p>1.60</text:p>
          </table:table-cell>
          <table:table-cell office:value-type="string" calcext:value-type="string">
            <text:p>https://www.amazon.de/gp/product/B00L8WN8GW/ref=oh_aui_detailpage_o09_s00?ie=UTF8&amp;psc=1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office:value-type="string" calcext:value-type="string">
            <text:p>ultrasonic range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table:formula="of:=[.D12]*[.E12]" office:value-type="float" office:value="1.2" calcext:value-type="float">
            <text:p>1.20</text:p>
          </table:table-cell>
          <table:table-cell office:value-type="string" calcext:value-type="string">
            <text:p>https://www.amazon.de/gp/product/B00IZA1PYM/ref=oh_aui_detailpage_o02_s00?ie=UTF8&amp;psc=1</text:p>
          </table:table-cell>
          <table:table-cell table:number-columns-repeated="1017"/>
        </table:table-row>
        <table:table-row table:style-name="ro1">
          <table:table-cell table:style-name="ce2"/>
          <table:table-cell/>
          <table:table-cell office:value-type="string" calcext:value-type="string">
            <text:p>Power module</text:p>
          </table:table-cell>
          <table:table-cell office:value-type="float" office:value="1" calcext:value-type="float">
            <text:p>1.00</text:p>
          </table:table-cell>
          <table:table-cell office:value-type="float" office:value="1.74" calcext:value-type="float">
            <text:p>1.74</text:p>
          </table:table-cell>
          <table:table-cell table:formula="of:=[.D13]*[.E13]" office:value-type="float" office:value="1.74" calcext:value-type="float">
            <text:p>1.74</text:p>
          </table:table-cell>
          <table:table-cell office:value-type="string" calcext:value-type="string">
            <text:p>https://www.amazon.de/gp/product/B009P04YTO/ref=oh_aui_detailpage_o03_s00?ie=UTF8&amp;psc=1</text:p>
          </table:table-cell>
          <table:table-cell table:number-columns-repeated="1017"/>
        </table:table-row>
        <table:table-row table:style-name="ro3">
          <table:table-cell table:style-name="ce19"/>
          <table:table-cell table:style-name="ce3"/>
          <table:table-cell table:style-name="ce3" office:value-type="string" calcext:value-type="string">
            <text:p>Batterie (eneloop black serie)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22" calcext:value-type="float">
            <text:p>22.00</text:p>
          </table:table-cell>
          <table:table-cell table:style-name="ce8" table:formula="of:=[.D14]*[.E14]" office:value-type="float" office:value="22" calcext:value-type="float">
            <text:p>22.00</text:p>
          </table:table-cell>
          <table:table-cell table:style-name="ce3" office:value-type="string" calcext:value-type="string">
            <text:p><text:a xlink:href="https://www.amazon.de/Kraftmax-8er-Pack-Panasonic-Eneloop-Mignon/dp/B00KNVNNKA/ref=sr_1_sc_2?s=ce-de&amp;ie=UTF8&amp;qid=1501873296&amp;sr=1-2-spell&amp;keywords=eneloopaa" xlink:type="simple">https://www.amazon.de/Kraftmax-8er-Pack-Panasonic-Eneloop-Mignon/dp/B00KNVNNKA/ref=sr_1_sc_2?s=ce-de&amp;ie=UTF8&amp;qid=1501873296&amp;sr=1-2-spell&amp;keywords=eneloopaa</text:a></text:p>
          </table:table-cell>
          <table:table-cell table:style-name="ce3"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/>
          <table:table-cell office:value-type="string" calcext:value-type="string">
            <text:p>others (kabeln, breadboard)</text:p>
          </table:table-cell>
          <table:table-cell office:value-type="float" office:value="1" calcext:value-type="float">
            <text:p>1.00</text:p>
          </table:table-cell>
          <table:table-cell office:value-type="float" office:value="5" calcext:value-type="float">
            <text:p>5.00</text:p>
          </table:table-cell>
          <table:table-cell table:formula="of:=[.D15]*[.E15]" office:value-type="float" office:value="5" calcext:value-type="float">
            <text:p>5.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7" office:value-type="string" calcext:value-type="string">
            <text:p>Total:</text:p>
          </table:table-cell>
          <table:table-cell table:style-name="ce7" table:formula="of:=SUM([.F5:.F15])" office:value-type="float" office:value="67.5580066666667" calcext:value-type="float">
            <text:p>67.5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gikey_Ord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11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 table:style-name="ce2"/>
          <table:table-cell table:style-name="ce2" office:value-type="string" calcext:value-type="string">
            <text:p>Costs for one single Board</text:p>
          </table:table-cell>
          <table:table-cell table:style-name="ce2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4288CT-ND</text:p>
          </table:table-cell>
          <table:table-cell office:value-type="string" calcext:value-type="string">
            <text:p>CAP ALUM 10UF 20% 10V SMD</text:p>
          </table:table-cell>
          <table:table-cell office:value-type="float" office:value="0.23" calcext:value-type="float">
            <text:p>0.23</text:p>
          </table:table-cell>
          <table:table-cell table:formula="of:=[.B2]*[.E2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*[.E2]"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B6612FNGC8ELCT-ND</text:p>
          </table:table-cell>
          <table:table-cell office:value-type="string" calcext:value-type="string">
            <text:p>IC MOTOR DRIVER PAR 24SSOP</text:p>
          </table:table-cell>
          <table:table-cell office:value-type="float" office:value="1.88" calcext:value-type="float">
            <text:p>1.88</text:p>
          </table:table-cell>
          <table:table-cell table:formula="of:=[.B3]*[.E3]" office:value-type="float" office:value="15.04" calcext:value-type="float">
            <text:p>15.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]*[.E3]" office:value-type="float" office:value="1.88" calcext:value-type="float">
            <text:p>1.8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P3004-I/ST-ND</text:p>
          </table:table-cell>
          <table:table-cell office:value-type="string" calcext:value-type="string">
            <text:p>IC ADC 10BIT 2.7V 4CH SPI14TSSOP</text:p>
          </table:table-cell>
          <table:table-cell office:value-type="float" office:value="1.9" calcext:value-type="float">
            <text:p>1.9</text:p>
          </table:table-cell>
          <table:table-cell table:formula="of:=[.B4]*[.E4]" office:value-type="float" office:value="15.2" calcext:value-type="float">
            <text:p>15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4]*[.E4]" office:value-type="float" office:value="1.9" calcext:value-type="float">
            <text:p>1.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1.0KGRCT-ND</text:p>
          </table:table-cell>
          <table:table-cell office:value-type="string" calcext:value-type="string">
            <text:p>RES SMD 1K OHM 5% 1/10W 0603</text:p>
          </table:table-cell>
          <table:table-cell office:value-type="float" office:value="0.01" calcext:value-type="float">
            <text:p>0.01</text:p>
          </table:table-cell>
          <table:table-cell table:formula="of:=[.B5]*[.E5]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5]*[.E5]" office:value-type="float" office:value="0.06" calcext:value-type="float">
            <text:p>0.0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22KGRCT-ND</text:p>
          </table:table-cell>
          <table:table-cell office:value-type="string" calcext:value-type="string">
            <text:p>RES SMD 22K OHM 5% 1/10W 0603</text:p>
          </table:table-cell>
          <table:table-cell office:value-type="float" office:value="0.01" calcext:value-type="float">
            <text:p>0.01</text:p>
          </table:table-cell>
          <table:table-cell table:formula="of:=[.B6]*[.E6]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6]*[.E6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1-1343-1-ND</text:p>
          </table:table-cell>
          <table:table-cell office:value-type="string" calcext:value-type="string">
            <text:p>CAP CER 0.1UF 50V Y5V 0603</text:p>
          </table:table-cell>
          <table:table-cell office:value-type="float" office:value="0.018" calcext:value-type="float">
            <text:p>0.018</text:p>
          </table:table-cell>
          <table:table-cell table:formula="of:=[.B7]*[.E7]" office:value-type="float" office:value="0.72" calcext:value-type="float">
            <text:p>0.7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7]*[.E7]" office:value-type="float" office:value="0.09" calcext:value-type="float">
            <text:p>0.0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4-1933-1-ND</text:p>
          </table:table-cell>
          <table:table-cell office:value-type="string" calcext:value-type="string">
            <text:p>LED BLUE CLEAR 0603 SMD</text:p>
          </table:table-cell>
          <table:table-cell office:value-type="float" office:value="0.54" calcext:value-type="float">
            <text:p>0.54</text:p>
          </table:table-cell>
          <table:table-cell table:formula="of:=[.B8]*[.E8]" office:value-type="float" office:value="3.24" calcext:value-type="float">
            <text:p>3.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8]*[.E8]" office:value-type="float" office:value="0.54" calcext:value-type="float">
            <text:p>0.5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RES SMD 10K OHM 5% 1/10W 0603</text:p>
          </table:table-cell>
          <table:table-cell office:value-type="float" office:value="0.01" calcext:value-type="float">
            <text:p>0.01</text:p>
          </table:table-cell>
          <table:table-cell table:formula="of:=[.B9]*[.E9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9]*[.E9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296-21527-1-ND</text:p>
          </table:table-cell>
          <table:table-cell table:style-name="ce9" office:value-type="string" calcext:value-type="string">
            <text:p>IC 8-BIT TRNSTR 15KV ESD 20TSSOP</text:p>
          </table:table-cell>
          <table:table-cell office:value-type="float" office:value="1.41" calcext:value-type="float">
            <text:p>1.41</text:p>
          </table:table-cell>
          <table:table-cell table:formula="of:=[.B10]*[.E10]" office:value-type="float" office:value="11.28" calcext:value-type="float">
            <text:p>11.2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0]*[.E10]" office:value-type="float" office:value="1.41" calcext:value-type="float">
            <text:p>1.4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9" office:value-type="string" calcext:value-type="string">
            <text:p>490-4516-1-ND</text:p>
          </table:table-cell>
          <table:table-cell office:value-type="string" calcext:value-type="string">
            <text:p>CAP CER 10000PF 50V X7R 0402</text:p>
          </table:table-cell>
          <table:table-cell office:value-type="float" office:value="0.014" calcext:value-type="float">
            <text:p>0.014</text:p>
          </table:table-cell>
          <table:table-cell table:formula="of:=[.B11]*[.E11]" office:value-type="float" office:value="0.7" calcext:value-type="float">
            <text:p>0.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1]*[.E11]" office:value-type="float" office:value="0.056" calcext:value-type="float">
            <text:p>0.05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Zwischensumme</text:p>
          </table:table-cell>
          <table:table-cell table:formula="of:=SUM([.F2:.F11])" office:value-type="float" office:value="48.98" calcext:value-type="float">
            <text:p>48.98</text:p>
          </table:table-cell>
          <table:table-cell table:number-columns-repeated="2"/>
          <table:table-cell table:formula="of:=SUM([.I2:.I11])" office:value-type="float" office:value="6.186" calcext:value-type="float">
            <text:p>6.18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wSt</text:p>
          </table:table-cell>
          <table:table-cell table:formula="of:=[.F12]*0.19" office:value-type="float" office:value="9.3062" calcext:value-type="float">
            <text:p>9.3062</text:p>
          </table:table-cell>
          <table:table-cell table:number-columns-repeated="2"/>
          <table:table-cell table:formula="of:=0.19*[.I12]" office:value-type="float" office:value="1.17534" calcext:value-type="float">
            <text:p>1.1753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0" office:value-type="string" calcext:value-type="string">
            <text:p>Gesamt</text:p>
          </table:table-cell>
          <table:table-cell table:style-name="ce11" table:formula="of:=[.F12]+[.F14]" office:value-type="float" office:value="58.2862" calcext:value-type="float">
            <text:p>58.2862</text:p>
          </table:table-cell>
          <table:table-cell table:number-columns-repeated="2"/>
          <table:table-cell table:style-name="ce12" table:formula="of:=SUM([.I12]+[.I14])" office:value-type="float" office:value="7.36134" calcext:value-type="float">
            <text:p>7.36134</text:p>
          </table:table-cell>
          <table:table-cell table:number-columns-repeated="1010"/>
        </table:table-row>
      </table:table>
      <table:table table:name="Reichelt_Order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/>
          <table:table-cell office:value-type="string" calcext:value-type="string">
            <text:p>Reale menge pro kit</text:p>
          </table:table-cell>
          <table:table-cell office:value-type="string" calcext:value-type="string">
            <text:p>preis pro k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MPE 087-2-040</text:p>
          </table:table-cell>
          <table:table-cell table:style-name="ce9" office:value-type="string" calcext:value-type="string">
            <text:p>Stiftleisten 2,54 mm, 2X20, gerade</text:p>
          </table:table-cell>
          <table:table-cell table:formula="of:=[.E2]/[.A2]" office:value-type="float" office:value="0.62" calcext:value-type="float">
            <text:p>0.62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]*[.D2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PE 087-1-050</text:p>
          </table:table-cell>
          <table:table-cell office:value-type="string" calcext:value-type="string">
            <text:p>Stiftleisten 2,54 mm, 1X50, gerade</text:p>
          </table:table-cell>
          <table:table-cell table:formula="of:=[.E3]/[.A3]" office:value-type="float" office:value="0.435" calcext:value-type="float">
            <text:p>0.435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3]*[.D3]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S 254/2G</text:p>
          </table:table-cell>
          <table:table-cell office:value-type="string" calcext:value-type="string">
            <text:p>Printstecker, Einzelstecker, gerade, 2-polig</text:p>
          </table:table-cell>
          <table:table-cell table:formula="of:=[.E4]/[.A4]"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4]*[.D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K-KONTAKTE</text:p>
          </table:table-cell>
          <table:table-cell office:value-type="string" calcext:value-type="string">
            <text:p>Crimpkontakte für psk 254/..., 20 Stück</text:p>
          </table:table-cell>
          <table:table-cell table:formula="of:=[.E5]/[.A5]" office:value-type="float" office:value="0.29" calcext:value-type="float">
            <text:p>0.29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G5]*[.D5]"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K 254/2W</text:p>
          </table:table-cell>
          <table:table-cell office:value-type="string" calcext:value-type="string">
            <text:p>Kupplungs-Leergehäuse, Crimptechnik, 2-polig</text:p>
          </table:table-cell>
          <table:table-cell table:formula="of:=[.E6]/[.A6]"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6]*[.D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 13ASP</text:p>
          </table:table-cell>
          <table:table-cell office:value-type="string" calcext:value-type="string">
            <text:p>Schiebeschalter 1x UM, stehend, Print, RM 4,7</text:p>
          </table:table-cell>
          <table:table-cell table:formula="of:=[.E7]/[.A7]"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D7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 44</text:p>
          </table:table-cell>
          <table:table-cell office:value-type="string" calcext:value-type="string">
            <text:p>"No-Clean" SMD Lötpaste, 2,5ml in Spritze</text:p>
          </table:table-cell>
          <table:table-cell table:formula="of:=[.E8]/[.A8]" office:value-type="float" office:value="15.2" calcext:value-type="float">
            <text:p>15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G8]*[.D8]"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ischensumme</text:p>
          </table:table-cell>
          <table:table-cell table:formula="of:=SUM([.E2:.E8])" office:value-type="float" office:value="29.28" calcext:value-type="float">
            <text:p>29.28</text:p>
          </table:table-cell>
          <table:table-cell table:number-columns-repeated="2"/>
          <table:table-cell table:formula="of:=SUM([.H2:.H8])" office:value-type="float" office:value="3.689" calcext:value-type="float">
            <text:p>3.689</text:p>
          </table:table-cell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Vesand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formula="of:=[.E12]/6" office:value-type="float" office:value="0.933333333333333" calcext:value-type="float">
            <text:p>0.933333333333333</text:p>
          </table:table-cell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Mw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Gesamt</text:p>
          </table:table-cell>
          <table:table-cell table:style-name="ce16" table:formula="of:=[.E11]+[.E12]" office:value-type="float" office:value="34.88" calcext:value-type="float">
            <text:p>34.88</text:p>
          </table:table-cell>
          <table:table-cell table:number-columns-repeated="2"/>
          <table:table-cell table:formula="of:=SUM([.H11:.H12])" office:value-type="float" office:value="4.62233333333333" calcext:value-type="float">
            <text:p>4.62233333333333</text:p>
          </table:table-cell>
        </table:table-row>
        <table:table-row table:style-name="ro1" table:number-rows-repeated="5">
          <table:table-cell table:style-name="ce13"/>
          <table:table-cell table:style-name="ce14"/>
          <table:table-cell table:style-name="ce15" table:number-columns-repeated="2"/>
          <table:table-cell table:number-columns-repeated="4"/>
        </table:table-row>
        <table:table-row table:style-name="ro1">
          <table:table-cell table:style-name="ce13"/>
          <table:table-cell table:style-name="ce14"/>
          <table:table-cell table:style-name="ce15" table:number-columns-repeated="2"/>
          <table:table-cell table:number-columns-repeated="4"/>
        </table:table-row>
      </table:table>
      <table:table table:name="Farnell_Order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row table:style-name="ro1"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9"/>
          <table:table-cell table:style-name="ce9" office:value-type="string" calcext:value-type="string">
            <text:p>PSG-BB-170W - Steckplatine, 170 Pins, weiß, Kunststoff, 34.5mm breit</text:p>
          </table:table-cell>
          <table:table-cell office:value-type="float" office:value="1.51" calcext:value-type="float">
            <text:p>1.51</text:p>
          </table:table-cell>
          <table:table-cell table:formula="of:=[.A2]*[.D2]" office:value-type="float" office:value="9.06" calcext:value-type="float">
            <text:p>9.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atterie AA holder</text:p>
          </table:table-cell>
          <table:table-cell office:value-type="float" office:value="2.21" calcext:value-type="float">
            <text:p>2.21</text:p>
          </table:table-cell>
          <table:table-cell table:formula="of:=[.A3]*[.D3]" office:value-type="float" office:value="13.26" calcext:value-type="float">
            <text:p>13.26</text:p>
          </table:table-cell>
          <table:table-cell table:number-columns-repeated="2"/>
        </table:table-row>
        <table:table-row table:style-name="ro5">
          <table:table-cell table:number-columns-repeated="7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Zwischensumme</text:p>
          </table:table-cell>
          <table:table-cell table:formula="of:=SUM([.E2:.E9])" office:value-type="float" office:value="22.32" calcext:value-type="float">
            <text:p>22.32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Vesand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MwSt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3"/>
          <table:table-cell table:style-name="ce14"/>
          <table:table-cell table:style-name="ce15"/>
          <table:table-cell office:value-type="string" calcext:value-type="string">
            <text:p>Gesamt</text:p>
          </table:table-cell>
          <table:table-cell table:style-name="ce16" table:formula="of:=[.E11]+[.E12]" office:value-type="float" office:value="27.92" calcext:value-type="float">
            <text:p>27.92</text:p>
          </table:table-cell>
          <table:table-cell table:number-columns-repeated="2"/>
        </table:table-row>
        <table:table-row table:style-name="ro1" table:number-rows-repeated="5">
          <table:table-cell table:style-name="ce13"/>
          <table:table-cell table:style-name="ce14"/>
          <table:table-cell table:style-name="ce15" table:number-columns-repeated="2"/>
          <table:table-cell table:number-columns-repeated="3"/>
        </table:table-row>
        <table:table-row table:style-name="ro1">
          <table:table-cell table:style-name="ce13"/>
          <table:table-cell table:style-name="ce14"/>
          <table:table-cell table:style-name="ce15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1">00/00/0000</text:date>, <text:time style:data-style-name="N2" text:time-value="18:51:32.500999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1-01T18:55:13.989645094</dc:date>
    <meta:editing-duration>P2DT15H10M15S</meta:editing-duration>
    <meta:editing-cycles>12</meta:editing-cycles>
    <meta:document-statistic meta:table-count="4" meta:cell-count="246" meta:object-count="0"/>
  </office:meta>
</office:document-meta>
</file>